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4094" officeooo:paragraph-rsid="00114094"/>
    </style:style>
    <style:style style:name="P2" style:family="paragraph" style:parent-style-name="Standard">
      <style:text-properties officeooo:rsid="00114094" officeooo:paragraph-rsid="001ae60d"/>
    </style:style>
    <style:style style:name="P3" style:family="paragraph" style:parent-style-name="Standard">
      <style:text-properties officeooo:rsid="0011e601" officeooo:paragraph-rsid="0011e601"/>
    </style:style>
    <style:style style:name="P4" style:family="paragraph" style:parent-style-name="Standard">
      <style:text-properties officeooo:rsid="00121c2d" officeooo:paragraph-rsid="00121c2d"/>
    </style:style>
    <style:style style:name="P5" style:family="paragraph" style:parent-style-name="Standard">
      <style:text-properties officeooo:rsid="0015cfc7" officeooo:paragraph-rsid="0015cfc7"/>
    </style:style>
    <style:style style:name="P6" style:family="paragraph" style:parent-style-name="Standard">
      <style:text-properties officeooo:rsid="0018621c" officeooo:paragraph-rsid="0018621c"/>
    </style:style>
    <style:style style:name="P7" style:family="paragraph" style:parent-style-name="Standard">
      <style:text-properties officeooo:rsid="001ae60d" officeooo:paragraph-rsid="001ae60d"/>
    </style:style>
    <style:style style:name="P8" style:family="paragraph" style:parent-style-name="Standard">
      <style:text-properties officeooo:rsid="00121c2d" officeooo:paragraph-rsid="00121c2d"/>
    </style:style>
    <style:style style:name="P9" style:family="paragraph" style:parent-style-name="Standard">
      <style:text-properties officeooo:rsid="001c8de9" officeooo:paragraph-rsid="001c8de9"/>
    </style:style>
    <style:style style:name="T1" style:family="text">
      <style:text-properties officeooo:rsid="0016f54a"/>
    </style:style>
    <style:style style:name="T2" style:family="text">
      <style:text-properties officeooo:rsid="0017c5b9"/>
    </style:style>
    <style:style style:name="T3" style:family="text">
      <style:text-properties officeooo:rsid="001ae60d"/>
    </style:style>
    <style:style style:name="T4" style:family="text">
      <style:text-properties officeooo:rsid="001c8d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008. </text:p>
      <text:p text:style-name="P1">New menu item: Show User variables</text:p>
      <text:p text:style-name="P1">New menu item: Show All Variables</text:p>
      <text:p text:style-name="P1"/>
      <text:p text:style-name="P2">New variable </text:p>
      <text:p text:style-name="P2"><text:span text:style-name="T3">int </text:span>days in diaper// <text:span text:style-name="T3">Necessary for day/night wetting</text:span></text:p>
      <text:p text:style-name="P7">bool currentlyInDiaper// Can’t wear panties if in d</text:p>
      <text:p text:style-name="P7">enum underwear [nothing, boxers, regDia, regPanti, <text:span text:style-name="T4">frillPant]</text:span></text:p>
      <text:p text:style-name="P7"/>
      <text:p text:style-name="P1"/>
      <text:p text:style-name="P1">Bug fix, show relief text only at certain times Maybe changing greater areas. Also should not increment day</text:p>
      <text:p text:style-name="P1"/>
      <text:p text:style-name="P3">Bug fix, Lost girl may be glitched. Couldn’t interact with parents after starting diaper quest, and sandwhich food girl.</text:p>
      <text:p text:style-name="P3"/>
      <text:p text:style-name="P4">Bug fix, find guy as soon as you get into forest.</text:p>
      <text:p text:style-name="P4"/>
      <text:p text:style-name="P9">New idea, traveling advances 1 day.</text:p>
      <text:p text:style-name="P4"/>
      <text:p text:style-name="P5">Quests:</text:p>
      <text:p text:style-name="P5">Array [Arrays []]</text:p>
      <text:p text:style-name="P5"><text:tab/>Quests: DQ, Futa, BJ, Ocean Sprouts</text:p>
      <text:p text:style-name="P5"><text:tab/>Other: Location, inventory, party</text:p>
      <text:p text:style-name="P5"/>
      <text:p text:style-name="P5">Other: Broad Location, Sub Location, Gold, <text:span text:style-name="T2">inD (1,0), days in D, (Bread, Quant), (Sandwhich, Quant), (Steak, Quant), nights in D, nightWets, dayWets,</text:span> <text:span text:style-name="T1">(SwordA, Quant), (SwordB, Quant), (SwordC, Quant) etc.</text:span></text:p>
      <text:p text:style-name="P5"/>
      <text:p text:style-name="P5"/>
      <text:p text:style-name="P6">Note: for v009: Make inD a gloabla variable;</text:p>
      <text:p text:style-name="P4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1T23:03:37.795815983</meta:creation-date>
    <dc:date>2024-04-06T00:32:34.907241531</dc:date>
    <meta:editing-duration>P1DT1H33M</meta:editing-duration>
    <meta:editing-cycles>8</meta:editing-cycles>
    <meta:generator>LibreOffice/5.2.7.2$Linux_ARM_EABI LibreOffice_project/20m0$Build-2</meta:generator>
    <meta:document-statistic meta:table-count="0" meta:image-count="0" meta:object-count="0" meta:page-count="1" meta:paragraph-count="17" meta:word-count="143" meta:character-count="903" meta:non-whitespace-character-count="773"/>
  </office:meta>
</office:document-meta>
</file>